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3a9e" officeooo:paragraph-rsid="00133a9e"/>
    </style:style>
    <style:style style:name="P2" style:family="paragraph" style:parent-style-name="Standard">
      <style:text-properties fo:language="fr" fo:country="FR" officeooo:rsid="0013c1ca" officeooo:paragraph-rsid="0013c1ca"/>
    </style:style>
    <style:style style:name="P3" style:family="paragraph" style:parent-style-name="Standard">
      <style:text-properties fo:language="fr" fo:country="FR" officeooo:rsid="0018b615" officeooo:paragraph-rsid="0018b615"/>
    </style:style>
    <style:style style:name="P4" style:family="paragraph" style:parent-style-name="Standard">
      <style:text-properties fo:language="fr" fo:country="FR" officeooo:rsid="0018b615" officeooo:paragraph-rsid="001a1dbf"/>
    </style:style>
    <style:style style:name="P5" style:family="paragraph" style:parent-style-name="Standard">
      <style:text-properties style:font-name="Liberation Serif" fo:language="fr" fo:country="FR" officeooo:rsid="00133a9e" officeooo:paragraph-rsid="00133a9e"/>
    </style:style>
    <style:style style:name="P6" style:family="paragraph" style:parent-style-name="Standard">
      <style:text-properties style:font-name="Liberation Serif" fo:language="fr" fo:country="FR" officeooo:rsid="0013c1ca" officeooo:paragraph-rsid="0013c1ca"/>
    </style:style>
    <style:style style:name="P7" style:family="paragraph" style:parent-style-name="Standard">
      <style:text-properties style:font-name="Liberation Serif" fo:language="fr" fo:country="FR" officeooo:rsid="0016bf75" officeooo:paragraph-rsid="0016bf75"/>
    </style:style>
    <style:style style:name="P8" style:family="paragraph" style:parent-style-name="Standard">
      <style:text-properties style:font-name="Liberation Serif" fo:language="fr" fo:country="FR" officeooo:rsid="00157bb2" officeooo:paragraph-rsid="0013c1ca"/>
    </style:style>
    <style:style style:name="P9" style:family="paragraph" style:parent-style-name="Standard">
      <style:text-properties style:font-name="Liberation Serif" fo:language="fr" fo:country="FR" officeooo:rsid="0018b615" officeooo:paragraph-rsid="0013c1ca"/>
    </style:style>
    <style:style style:name="P10" style:family="paragraph" style:parent-style-name="Standard">
      <style:text-properties style:font-name="Liberation Serif1" fo:language="fr" fo:country="FR" officeooo:rsid="0018b615" officeooo:paragraph-rsid="0018b615"/>
    </style:style>
    <style:style style:name="P11" style:family="paragraph" style:parent-style-name="Standard">
      <style:text-properties style:font-name="Liberation Serif1" fo:language="fr" fo:country="FR" officeooo:rsid="0018ccdb" officeooo:paragraph-rsid="0018b615"/>
    </style:style>
    <style:style style:name="P12" style:family="paragraph" style:parent-style-name="Standard">
      <style:text-properties style:font-name="Liberation Serif1" fo:language="fr" fo:country="FR" officeooo:rsid="0019091f" officeooo:paragraph-rsid="0018b615"/>
    </style:style>
    <style:style style:name="P13" style:family="paragraph" style:parent-style-name="Standard">
      <style:text-properties style:font-name="Liberation Serif1" fo:language="fr" fo:country="FR" officeooo:rsid="001a167c" officeooo:paragraph-rsid="0018b615"/>
    </style:style>
    <style:style style:name="P14" style:family="paragraph" style:parent-style-name="Standard">
      <style:text-properties fo:language="fr" fo:country="FR" officeooo:rsid="0018b615" officeooo:paragraph-rsid="0018b615"/>
    </style:style>
    <style:style style:name="P15" style:family="paragraph" style:parent-style-name="Standard">
      <style:text-properties fo:language="fr" fo:country="FR" officeooo:rsid="0018b615" officeooo:paragraph-rsid="001bc6a9"/>
    </style:style>
    <style:style style:name="P16" style:family="paragraph" style:parent-style-name="Standard">
      <style:text-properties fo:language="fr" fo:country="FR" officeooo:rsid="0018b615" officeooo:paragraph-rsid="001dd4a2"/>
    </style:style>
    <style:style style:name="P17" style:family="paragraph" style:parent-style-name="Standard">
      <style:text-properties fo:language="fr" fo:country="FR" officeooo:rsid="0018b615" officeooo:paragraph-rsid="001dea9f"/>
    </style:style>
    <style:style style:name="P18" style:family="paragraph" style:parent-style-name="Standard">
      <style:text-properties fo:language="fr" fo:country="FR" officeooo:rsid="0018b615" officeooo:paragraph-rsid="001f8aa3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8ccdb"/>
    </style:style>
    <style:style style:name="T3" style:family="text">
      <style:text-properties style:font-name="Liberation Serif1" officeooo:rsid="0019091f"/>
    </style:style>
    <style:style style:name="T4" style:family="text">
      <style:text-properties style:font-name="Liberation Serif1" officeooo:rsid="001a167c"/>
    </style:style>
    <style:style style:name="T5" style:family="text">
      <style:text-properties style:font-name="Liberation Serif1" officeooo:rsid="001a1dbf"/>
    </style:style>
    <style:style style:name="T6" style:family="text">
      <style:text-properties style:font-name="Liberation Serif1" officeooo:rsid="001af287"/>
    </style:style>
    <style:style style:name="T7" style:family="text">
      <style:text-properties style:font-name="Liberation Serif1" officeooo:rsid="001bc6a9"/>
    </style:style>
    <style:style style:name="T8" style:family="text">
      <style:text-properties style:font-name="Liberation Serif1" officeooo:rsid="001d6bf6"/>
    </style:style>
    <style:style style:name="T9" style:family="text">
      <style:text-properties style:font-name="Liberation Serif1" officeooo:rsid="001dd4a2"/>
    </style:style>
    <style:style style:name="T10" style:family="text">
      <style:text-properties style:font-name="Liberation Serif1" officeooo:rsid="001dea9f"/>
    </style:style>
    <style:style style:name="T11" style:family="text">
      <style:text-properties style:font-name="Liberation Serif1" officeooo:rsid="001ecbe5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57bb2"/>
    </style:style>
    <style:style style:name="T14" style:family="text">
      <style:text-properties style:font-name="Liberation Serif" officeooo:rsid="0016bf75"/>
    </style:style>
    <style:style style:name="T15" style:family="text">
      <style:text-properties style:font-name="Liberation Serif" officeooo:rsid="0018b615"/>
    </style:style>
    <style:style style:name="T16" style:family="text">
      <style:text-properties style:text-position="super 58%" style:font-name="Liberation Serif"/>
    </style:style>
    <style:style style:name="T17" style:family="text">
      <style:text-properties style:text-position="0% 100%" style:font-name="Liberation Serif"/>
    </style:style>
    <style:style style:name="T18" style:family="text">
      <style:text-properties style:text-position="0% 100%" style:font-name="Liberation Serif1"/>
    </style:style>
    <style:style style:name="T19" style:family="text">
      <style:text-properties style:font-name="Liberation Serif1" officeooo:rsid="001bc6a9"/>
    </style:style>
    <style:style style:name="T20" style:family="text">
      <style:text-properties style:font-name="Liberation Serif1" officeooo:rsid="001d6bf6"/>
    </style:style>
    <style:style style:name="T21" style:family="text">
      <style:text-properties style:font-name="Liberation Serif1" officeooo:rsid="001dd4a2"/>
    </style:style>
    <style:style style:name="T22" style:family="text">
      <style:text-properties style:font-name="Liberation Serif1" officeooo:rsid="001dea9f"/>
    </style:style>
    <style:style style:name="T23" style:family="text">
      <style:text-properties style:font-name="Liberation Serif1" officeooo:rsid="001ecbe5"/>
    </style:style>
    <style:style style:name="T24" style:family="text">
      <style:text-properties style:font-name="Liberation Serif1" officeooo:rsid="001f8a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ximations :</text:p>
      <text:p text:style-name="P1"><text:tab/>→ f continue sur [a ; b]</text:p>
      <text:p text:style-name="P1"><text:tab/>→ approximation de f(x) par P_n(x)</text:p>
      <text:p text:style-name="P1"><text:tab/><text:tab/>→ approximation uniforme</text:p>
      <text:p text:style-name="P1"><text:tab/><text:tab/>→ méthode des moindres carrés</text:p>
      <text:p text:style-name="P1"><text:tab/><text:tab/>→ interpolation (Lagrange et Newton)</text:p>
      <text:p text:style-name="P1"><text:tab/><text:tab/>→ intégration numérique</text:p>
      <text:p text:style-name="P1"/>
      <text:p text:style-name="P1">Approximation :</text:p>
      <text:p text:style-name="P1"><text:tab/><text:span text:style-name="T1">ε</text:span><text:span text:style-name="T12">(x) = max |f(x) – P_n(x)|<text:tab/>→ erreur<text:tab/>=&gt;<text:tab/>qualité</text:span></text:p>
      <text:p text:style-name="P5"/>
      <text:p text:style-name="P6">Méthode des moindres carrés :</text:p>
      <text:p text:style-name="P6"><text:tab/>(E, &lt; &gt;) avec E espace vectoriel préhibertien (muni d’un produit scalaire)</text:p>
      <text:p text:style-name="P6"><text:tab/>On cherche la projection ortogonale de f pour obtenir P_n</text:p>
      <text:p text:style-name="P6"/>
      <text:p text:style-name="P6">Intégration numérique :</text:p>
      <text:p text:style-name="P2"><text:span text:style-name="T12"><text:tab/>intégrale(a, b, e</text:span><text:span text:style-name="T16">-x²</text:span><text:span text:style-name="T17"> dx) ~= somme(i = 1, n, w_i f(x_i))</text:span></text:p>
      <text:p text:style-name="P2"><text:span text:style-name="T17"><text:tab/>E(f) = intégrale(a, b, f(x) dx) - somme(i = 1, n, w_i f(x_i)) &lt;= |f(</text:span><text:span text:style-name="T18">ε</text:span><text:span text:style-name="T17">)|/n</text:span></text:p>
      <text:p text:style-name="P6"/>
      <text:p text:style-name="P6"><text:tab/>Méthode des Trapèzes</text:p>
      <text:p text:style-name="P6"><text:tab/>Méthode de Simpson</text:p>
      <text:p text:style-name="P6"><text:tab/>Méthode de Newton Coté</text:p>
      <text:p text:style-name="P7"/>
      <text:p text:style-name="P6">I – Rappels des polynomes orthogonaux</text:p>
      <text:p text:style-name="P8"><text:tab/>1) Polynomes de Tchebyshev</text:p>
      <text:p text:style-name="P8"><text:tab/><text:tab/>T_n+1(x) = 2x T_n(x) – T_n-1(x)</text:p>
      <text:p text:style-name="P2"><text:span text:style-name="T13"><text:tab/><text:tab/>T₀ = 1, T₁(x) = x</text:span><text:span text:style-name="T14">n</text:span></text:p>
      <text:p text:style-name="P2"><text:span text:style-name="T14"><text:tab/></text:span><text:span text:style-name="T15">2) Approximation dans un espace NP</text:span></text:p>
      <text:p text:style-name="P9"><text:tab/><text:tab/>Soit E un espace métrique, pour toute distance d :</text:p>
      <text:p text:style-name="P9"><text:tab/><text:tab/><text:tab/>d. ExE → R+</text:p>
      <text:p text:style-name="P3"><text:span text:style-name="T12"><text:tab/><text:tab/><text:tab/>(f, </text:span><text:span text:style-name="T1">φ</text:span><text:span text:style-name="T12">) → d(f, </text:span><text:span text:style-name="T1">φ</text:span><text:span text:style-name="T12">) vérifiant</text:span></text:p>
      <text:p text:style-name="P3"><text:span text:style-name="T12"><text:tab/><text:tab/><text:tab/><text:tab/>- d(f, </text:span><text:span text:style-name="T1">φ) = 0 &lt;=&gt; f = φ</text:span></text:p>
      <text:p text:style-name="P10"><text:tab/><text:tab/><text:tab/><text:tab/>- d(f, φ) = d(φ, f) pour tout (f, φ) appartenant à E²</text:p>
      <text:p text:style-name="P10"/>
      <text:p text:style-name="P10"><text:tab/><text:tab/>Remarque : Si E est normé (muni d’une norme), alors E est métrique : d(f, Φ) = ||f – Φ||</text:p>
      <text:p text:style-name="P10"/>
      <text:p text:style-name="P3"><text:span text:style-name="T1"><text:tab/><text:tab/></text:span><text:span text:style-name="T2">Problème: E espace vectoriel (métrique) et F sous espace vectoriel de E (dimension <text:tab/><text:tab/><text:tab/>finie). Pour tout f appartanant à E, d(f, Φ*) = min d(f, Φ) avec Φ appartenant à F</text:span></text:p>
      <text:p text:style-name="P11"/>
      <text:p text:style-name="P3"><text:span text:style-name="T2"><text:tab/></text:span><text:span text:style-name="T3">3) Approximation uniforme</text:span></text:p>
      <text:p text:style-name="P12"><text:tab/><text:tab/>E = ζ([a, b], R) = {f continue sur [a, b] → R}</text:p>
      <text:p text:style-name="P12"><text:tab/><text:tab/>E est un espace vectoriel normé :</text:p>
      <text:p text:style-name="P12"><text:tab/><text:tab/><text:tab/>- ||f|| = max |f(x)|</text:p>
      <text:p text:style-name="P12"><text:tab/><text:tab/><text:tab/>Soit F = ε_n = {polynomes de degré ≤ n}</text:p>
      <text:p text:style-name="P12"/>
      <text:p text:style-name="P12"><text:tab/><text:tab/>La meilleure approximation uniforme de f appartenant à E est :</text:p>
      <text:p text:style-name="P12"><text:tab/><text:tab/><text:tab/>Φ* tel que ||f – Φ*|| = min ||f – Φ|| = min d(f, Φ)</text:p>
      <text:p text:style-name="P12"><text:tab/><text:tab/><text:tab/>||f – Φ*|| = min max |f(x) – Φ(x)|</text:p>
      <text:p text:style-name="P12"/>
      <text:p text:style-name="P12"><text:soft-page-break/><text:tab/><text:tab/>Théorème de Thebychev :</text:p>
      <text:p text:style-name="P12"><text:tab/><text:tab/><text:tab/>Soit P_n = {polynomes normalisés : P_n(x) = X^n + a_(n-1)X^(n-1) + … + a₀}</text:p>
      <text:p text:style-name="P12"><text:tab/><text:tab/><text:tab/>C’est T*_n(x) = T_n(x)/2^(n-1) qui réalise la meilleure approximation de la <text:tab/><text:tab/><text:tab/><text:tab/>fonction ||T*_n|| = min ||R_n|| avec R_n appartenant à P_n</text:p>
      <text:p text:style-name="P12"/>
      <text:p text:style-name="P3"><text:span text:style-name="T3"><text:tab/></text:span><text:span text:style-name="T4">4) Méthode des moindres carrés :</text:span></text:p>
      <text:p text:style-name="P13"><text:tab/><text:tab/>E espace vectoriel muni d’un produit scalaire</text:p>
      <text:p text:style-name="P13"><text:tab/><text:tab/>(f, g) appartenant à E² → &lt;f, g&gt; produit scalaire</text:p>
      <text:p text:style-name="P13"/>
      <text:p text:style-name="P4"><text:span text:style-name="T3"><text:tab/><text:tab/></text:span><text:span text:style-name="T5">Un CNS pour que Φ* soit la meilleure approximation de f est que &lt;f – Φ, Φ&gt; = 0</text:span></text:p>
      <text:p text:style-name="P13"><text:tab/><text:tab/></text:p>
      <text:p text:style-name="P3"><text:span text:style-name="T4"><text:tab/><text:tab/></text:span><text:span text:style-name="T6">Φ* est la projection orthogonale de f et est de par ce fait unique</text:span></text:p>
      <text:p text:style-name="P3"><text:span text:style-name="T6"/></text:p>
      <text:p text:style-name="P3"><text:span text:style-name="T6"><text:tab/><text:tab/></text:span><text:span text:style-name="T7">Réciproque :</text:span></text:p>
      <text:p text:style-name="P3"><text:span text:style-name="T7"><text:tab/><text:tab/><text:tab/>Soit </text:span><text:span text:style-name="T7">Φ</text:span><text:span text:style-name="T7"> appartenant à F, &lt;f – </text:span><text:span text:style-name="T7">Φ₁ </text:span><text:span text:style-name="T7">, </text:span><text:span text:style-name="T7">Φ</text:span><text:span text:style-name="T7">&gt; = 0</text:span></text:p>
      <text:p text:style-name="P3"><text:span text:style-name="T7"><text:tab/><text:tab/><text:tab/>||f – </text:span><text:span text:style-name="T7">Φ</text:span><text:span text:style-name="T7">||² = ||f – </text:span><text:span text:style-name="T7">Φ₁</text:span><text:span text:style-name="T7">||² + 2&lt;f – </text:span><text:span text:style-name="T7">Φ₁</text:span><text:span text:style-name="T7"> , </text:span><text:span text:style-name="T7">Φ₁</text:span><text:span text:style-name="T7"> – </text:span><text:span text:style-name="T7">Φ</text:span><text:span text:style-name="T7">&gt; + ||</text:span><text:span text:style-name="T7">Φ</text:span><text:span text:style-name="T7"> – </text:span><text:span text:style-name="T7">Φ₁</text:span><text:span text:style-name="T7">||</text:span></text:p>
      <text:p text:style-name="P15"><text:span text:style-name="T7"><text:tab/><text:tab/><text:tab/><text:tab/> <text:s text:c="4"/>||f – </text:span><text:span text:style-name="T7">Φ₁</text:span><text:span text:style-name="T7">||² + ||</text:span><text:span text:style-name="T7">Φ</text:span><text:span text:style-name="T7"> – </text:span><text:span text:style-name="T7">Φ₁</text:span><text:span text:style-name="T7">||</text:span></text:p>
      <text:p text:style-name="P15"><text:span text:style-name="T7"><text:tab/><text:tab/><text:tab/>=&gt; ||f – </text:span><text:span text:style-name="T7">Φ₁</text:span><text:span text:style-name="T7">||² &lt; ||f – </text:span><text:span text:style-name="T7">Φ</text:span><text:span text:style-name="T7">||²<text:tab/></text:span><text:span text:style-name="T8">=&gt; </text:span><text:span text:style-name="T8">Φ₁</text:span><text:span text:style-name="T8"> = </text:span><text:span text:style-name="T8">Φ </text:span><text:span text:style-name="T8">: meilleur approximation</text:span></text:p>
      <text:p text:style-name="P15"><text:span text:style-name="T8"/></text:p>
      <text:p text:style-name="P15"><text:span text:style-name="T8"><text:tab/><text:tab/></text:span><text:span text:style-name="T9">Φ</text:span><text:span text:style-name="T9">*(x) = </text:span><text:span text:style-name="T9">Σ</text:span><text:span text:style-name="T9">(k = 1, n, a*_k </text:span><text:span text:style-name="T9">φ</text:span><text:span text:style-name="T9">_k(x))</text:span></text:p>
      <text:p text:style-name="P16"><text:span text:style-name="T9"><text:tab/><text:tab/></text:span><text:span text:style-name="T7">&lt;f – </text:span><text:span text:style-name="T7">Φ* </text:span><text:span text:style-name="T7">, </text:span><text:span text:style-name="T7">Φ</text:span><text:span text:style-name="T7">&gt; = 0<text:tab/></text:span><text:span text:style-name="T9">=&gt;<text:tab/></text:span><text:span text:style-name="T7">&lt;f – </text:span><text:span text:style-name="T7">Φ* </text:span><text:span text:style-name="T7">, </text:span><text:span text:style-name="T9">φ_j</text:span><text:span text:style-name="T7">&gt; = 0</text:span></text:p>
      <text:p text:style-name="P16"><text:span text:style-name="T7"><text:tab/><text:tab/>&lt;f – </text:span><text:span text:style-name="T9">Σ</text:span><text:span text:style-name="T9">(k = 1, n, a*_k </text:span><text:span text:style-name="T9">φ</text:span><text:span text:style-name="T9">_k(x))</text:span><text:span text:style-name="T7">, </text:span><text:span text:style-name="T9">φ_j</text:span><text:span text:style-name="T7">&gt; = 0</text:span></text:p>
      <text:p text:style-name="P16"><text:span text:style-name="T7"><text:tab/><text:tab/></text:span><text:span text:style-name="T9">Σ</text:span><text:span text:style-name="T9">(k = 1, n, &lt;</text:span><text:span text:style-name="T9">φ</text:span><text:span text:style-name="T9">_k, </text:span><text:span text:style-name="T9">φ</text:span><text:span text:style-name="T9">_j&gt;a*_k) = &lt;f, <text:s/></text:span><text:span text:style-name="T9">φ</text:span><text:span text:style-name="T9">_j&gt;</text:span></text:p>
      <text:p text:style-name="P16"><text:span text:style-name="T9"><text:tab/><text:tab/><text:tab/>→ On a G_kj = &lt;</text:span><text:span text:style-name="T9">φ</text:span><text:span text:style-name="T9">_k, <text:s/></text:span><text:span text:style-name="T9">φ</text:span><text:span text:style-name="T9">_j&gt; la matrice de Gram et a*_k les inconnues</text:span></text:p>
      <text:p text:style-name="P16"><text:span text:style-name="T9"/></text:p>
      <text:p text:style-name="P17"><text:span text:style-name="T9"><text:tab/><text:tab/></text:span><text:span text:style-name="T10">Solution : </text:span><text:span text:style-name="T10">Σ(k = 1, n, a*_k intégrale(a, b, <text:s/></text:span><text:span text:style-name="T9">φ</text:span><text:span text:style-name="T9">_k</text:span><text:span text:style-name="T10">(x)</text:span><text:span text:style-name="T9">φ</text:span><text:span text:style-name="T9">_</text:span><text:span text:style-name="T10">j(x)</text:span><text:span text:style-name="T11">ω(x) dx))</text:span></text:p>
      <text:p text:style-name="P18"><text:span text:style-name="T11"><text:tab/><text:tab/><text:tab/><text:tab/>= </text:span><text:span text:style-name="T24">i</text:span><text:span text:style-name="T10">ntégrale(a, b, <text:s/></text:span><text:span text:style-name="T24">f(x)</text:span><text:span text:style-name="T9">φ</text:span><text:span text:style-name="T9">_</text:span><text:span text:style-name="T10">j(x)</text:span><text:span text:style-name="T11">ω(x) dx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06:42.257511455</meta:creation-date>
    <dc:date>2019-03-06T12:28:34.399845010</dc:date>
    <meta:editing-duration>P4DT5H10M11S</meta:editing-duration>
    <meta:editing-cycles>9</meta:editing-cycles>
    <meta:generator>LibreOffice/6.2.0.3$Linux_X86_64 LibreOffice_project/20$Build-3</meta:generator>
    <meta:document-statistic meta:table-count="0" meta:image-count="0" meta:object-count="0" meta:page-count="2" meta:paragraph-count="59" meta:word-count="533" meta:character-count="2630" meta:non-whitespace-character-count="2030"/>
  </office:meta>
</office:document-meta>
</file>